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04cm" style:rel-column-width="11579*"/>
    </style:style>
    <style:style style:name="Table1.B" style:family="table-column">
      <style:table-column-properties style:column-width="3.29cm" style:rel-column-width="12681*"/>
    </style:style>
    <style:style style:name="Table1.C" style:family="table-column">
      <style:table-column-properties style:column-width="3.903cm" style:rel-column-width="15047*"/>
    </style:style>
    <style:style style:name="Table1.D" style:family="table-column">
      <style:table-column-properties style:column-width="3.612cm" style:rel-column-width="13925*"/>
    </style:style>
    <style:style style:name="Table1.E" style:family="table-column">
      <style:table-column-properties style:column-width="3.191cm" style:rel-column-width="1230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3.334cm"/>
    </style:style>
    <style:style style:name="P1" style:family="paragraph" style:parent-style-name="Standard">
      <style:text-properties fo:color="#808080" officeooo:paragraph-rsid="004ee4dd"/>
    </style:style>
    <style:style style:name="P2" style:family="paragraph" style:parent-style-name="Standard">
      <style:text-properties fo:color="#808080" officeooo:rsid="00b31669" officeooo:paragraph-rsid="00b3028d"/>
    </style:style>
    <style:style style:name="P3" style:family="paragraph" style:parent-style-name="Text_20_body">
      <style:text-properties fo:color="#808080"/>
    </style:style>
    <style:style style:name="P4" style:family="paragraph" style:parent-style-name="Table_20_Contents">
      <style:text-properties fo:color="#808080"/>
    </style:style>
    <style:style style:name="P5" style:family="paragraph" style:parent-style-name="Table_20_Contents">
      <style:text-properties fo:color="#808080" fo:font-weight="bold" officeooo:rsid="00657fdf" officeooo:paragraph-rsid="00657fdf" style:font-weight-asian="bold" style:font-weight-complex="bold"/>
    </style:style>
    <style:style style:name="P6" style:family="paragraph" style:parent-style-name="Table_20_Contents">
      <style:text-properties fo:color="#808080" fo:font-weight="bold" officeooo:rsid="007bfaa6" officeooo:paragraph-rsid="007bfaa6" style:font-weight-asian="bold" style:font-weight-complex="bold"/>
    </style:style>
    <style:style style:name="P7" style:family="paragraph" style:parent-style-name="Table_20_Contents">
      <style:text-properties fo:color="#808080" fo:font-weight="bold" officeooo:rsid="0066651c" officeooo:paragraph-rsid="0066651c" style:font-weight-asian="bold" style:font-weight-complex="bold"/>
    </style:style>
    <style:style style:name="P8" style:family="paragraph" style:parent-style-name="Table_20_Contents">
      <style:text-properties fo:color="#808080" officeooo:rsid="0066651c" officeooo:paragraph-rsid="0066651c"/>
    </style:style>
    <style:style style:name="P9" style:family="paragraph" style:parent-style-name="Table_20_Contents">
      <style:text-properties fo:color="#808080" officeooo:rsid="006f7722" officeooo:paragraph-rsid="006f7722"/>
    </style:style>
    <style:style style:name="P10" style:family="paragraph" style:parent-style-name="Table_20_Contents">
      <style:text-properties fo:color="#808080" officeooo:rsid="007df714" officeooo:paragraph-rsid="007df714"/>
    </style:style>
    <style:style style:name="P11" style:family="paragraph" style:parent-style-name="Table_20_Contents">
      <style:text-properties fo:color="#808080" officeooo:rsid="00be4ad2" officeooo:paragraph-rsid="0081962d"/>
    </style:style>
    <style:style style:name="P12" style:family="paragraph" style:parent-style-name="Table_20_Contents">
      <style:text-properties fo:color="#808080" officeooo:rsid="00c3a548" officeooo:paragraph-rsid="00c3a548"/>
    </style:style>
    <style:style style:name="P13" style:family="paragraph" style:parent-style-name="Table_20_Contents">
      <style:text-properties fo:color="#808080" officeooo:rsid="00c03c0e" officeooo:paragraph-rsid="00c03c0e"/>
    </style:style>
    <style:style style:name="P14" style:family="paragraph" style:parent-style-name="Table_20_Contents">
      <style:text-properties fo:color="#808080" officeooo:rsid="0073ddef" officeooo:paragraph-rsid="00779efd"/>
    </style:style>
    <style:style style:name="P15" style:family="paragraph" style:parent-style-name="Table_20_Contents">
      <style:text-properties fo:color="#808080" officeooo:rsid="00c4f6f8" officeooo:paragraph-rsid="00c4f6f8"/>
    </style:style>
    <style:style style:name="P16" style:family="paragraph" style:parent-style-name="Table_20_Contents">
      <style:text-properties fo:color="#808080" officeooo:rsid="00c853e8" officeooo:paragraph-rsid="00c853e8"/>
    </style:style>
    <style:style style:name="P17" style:family="paragraph" style:parent-style-name="Table_20_Contents">
      <style:text-properties fo:color="#808080" officeooo:rsid="00cf1c55" officeooo:paragraph-rsid="00d43759"/>
    </style:style>
    <style:style style:name="P18" style:family="paragraph" style:parent-style-name="Table_20_Contents">
      <style:text-properties fo:color="#808080" officeooo:rsid="00d67c3a" officeooo:paragraph-rsid="00d67c3a"/>
    </style:style>
    <style:style style:name="P19" style:family="paragraph" style:parent-style-name="Table_20_Contents">
      <style:text-properties fo:color="#808080" officeooo:rsid="008c64d6" officeooo:paragraph-rsid="00d9cadd"/>
    </style:style>
    <style:style style:name="P20" style:family="paragraph" style:parent-style-name="Table_20_Contents">
      <style:text-properties fo:color="#808080" officeooo:rsid="008c64d6" officeooo:paragraph-rsid="00dba3e0"/>
    </style:style>
    <style:style style:name="P21" style:family="paragraph" style:parent-style-name="Table_20_Contents">
      <style:text-properties fo:color="#808080" officeooo:rsid="00eeb1bb" officeooo:paragraph-rsid="00eeb1bb"/>
    </style:style>
    <style:style style:name="P22" style:family="paragraph" style:parent-style-name="Table_20_Contents">
      <style:text-properties fo:color="#808080" officeooo:rsid="00dce88b" officeooo:paragraph-rsid="00dce88b"/>
    </style:style>
    <style:style style:name="P23" style:family="paragraph" style:parent-style-name="Table_20_Contents">
      <style:text-properties fo:color="#808080" officeooo:rsid="00df0fda" officeooo:paragraph-rsid="00e4c447"/>
    </style:style>
    <style:style style:name="P24" style:family="paragraph" style:parent-style-name="Table_20_Contents">
      <style:text-properties fo:color="#808080" officeooo:rsid="00df0fda" officeooo:paragraph-rsid="00e72563"/>
    </style:style>
    <style:style style:name="P25" style:family="paragraph" style:parent-style-name="Table_20_Contents">
      <style:text-properties fo:color="#808080" officeooo:rsid="00e83eaf" officeooo:paragraph-rsid="00e83eaf"/>
    </style:style>
    <style:style style:name="P26" style:family="paragraph" style:parent-style-name="Table_20_Contents">
      <style:text-properties fo:color="#808080" officeooo:rsid="00ec9372" officeooo:paragraph-rsid="00ec9372"/>
    </style:style>
    <style:style style:name="P27" style:family="paragraph" style:parent-style-name="Table_20_Contents">
      <style:text-properties fo:color="#808080" officeooo:rsid="00ec9372" officeooo:paragraph-rsid="00f3f7c1"/>
    </style:style>
    <style:style style:name="P28" style:family="paragraph" style:parent-style-name="Table_20_Contents">
      <style:text-properties fo:color="#808080" officeooo:rsid="00f6696d" officeooo:paragraph-rsid="00f6696d"/>
    </style:style>
    <style:style style:name="P29" style:family="paragraph" style:parent-style-name="Table_20_Contents">
      <style:text-properties fo:color="#808080" officeooo:rsid="00f17397" officeooo:paragraph-rsid="00f17397"/>
    </style:style>
    <style:style style:name="P30" style:family="paragraph" style:parent-style-name="Table_20_Contents">
      <style:text-properties fo:color="#808080" officeooo:rsid="0163404f" officeooo:paragraph-rsid="0163404f"/>
    </style:style>
    <style:style style:name="P31" style:family="paragraph" style:parent-style-name="Table_20_Contents">
      <style:text-properties fo:color="#808080" officeooo:rsid="00f7c6f5" officeooo:paragraph-rsid="00f7c6f5"/>
    </style:style>
    <style:style style:name="P32" style:family="paragraph" style:parent-style-name="Table_20_Contents">
      <style:text-properties fo:color="#808080" officeooo:rsid="00fbb995" officeooo:paragraph-rsid="00fbb995"/>
    </style:style>
    <style:style style:name="P33" style:family="paragraph" style:parent-style-name="Table_20_Contents">
      <style:text-properties fo:color="#808080" officeooo:rsid="010eb0d3" officeooo:paragraph-rsid="010ef26e"/>
    </style:style>
    <style:style style:name="P34" style:family="paragraph" style:parent-style-name="Table_20_Contents">
      <style:text-properties fo:color="#808080" officeooo:rsid="010eb0d3" officeooo:paragraph-rsid="010eb0d3"/>
    </style:style>
    <style:style style:name="P35" style:family="paragraph" style:parent-style-name="Table_20_Contents">
      <style:text-properties fo:color="#808080" officeooo:rsid="0111db5c" officeooo:paragraph-rsid="0111db5c"/>
    </style:style>
    <style:style style:name="P36" style:family="paragraph" style:parent-style-name="Table_20_Contents">
      <style:text-properties fo:color="#808080" officeooo:rsid="010652a9" officeooo:paragraph-rsid="010652a9"/>
    </style:style>
    <style:style style:name="P37" style:family="paragraph" style:parent-style-name="Table_20_Contents">
      <style:text-properties fo:color="#808080" officeooo:rsid="0108fc83" officeooo:paragraph-rsid="0100b0e9"/>
    </style:style>
    <style:style style:name="P38" style:family="paragraph" style:parent-style-name="Table_20_Contents">
      <style:text-properties fo:color="#808080" officeooo:rsid="00fccfc9" officeooo:paragraph-rsid="00fccfc9"/>
    </style:style>
    <style:style style:name="P39" style:family="paragraph" style:parent-style-name="Table_20_Contents">
      <style:text-properties fo:color="#808080" officeooo:rsid="010c13c3" officeooo:paragraph-rsid="010c13c3"/>
    </style:style>
    <style:style style:name="P40" style:family="paragraph" style:parent-style-name="Table_20_Contents">
      <style:text-properties fo:color="#808080" officeooo:rsid="011a33df" officeooo:paragraph-rsid="011cfaa2"/>
    </style:style>
    <style:style style:name="P41" style:family="paragraph" style:parent-style-name="Table_20_Contents">
      <style:text-properties fo:color="#808080" officeooo:rsid="011a33df" officeooo:paragraph-rsid="011ccaa4"/>
    </style:style>
    <style:style style:name="P42" style:family="paragraph" style:parent-style-name="Table_20_Contents">
      <style:text-properties fo:color="#808080" officeooo:rsid="011ecaaa" officeooo:paragraph-rsid="011ecaaa"/>
    </style:style>
    <style:style style:name="P43" style:family="paragraph" style:parent-style-name="Table_20_Contents">
      <style:text-properties fo:color="#808080" officeooo:rsid="0113ce0e" officeooo:paragraph-rsid="0113ce0e"/>
    </style:style>
    <style:style style:name="P44" style:family="paragraph" style:parent-style-name="Table_20_Contents">
      <style:text-properties fo:color="#808080" officeooo:rsid="011eec26" officeooo:paragraph-rsid="011eec26"/>
    </style:style>
    <style:style style:name="P45" style:family="paragraph" style:parent-style-name="Table_20_Contents">
      <style:text-properties fo:color="#808080" officeooo:rsid="0122b6e6" officeooo:paragraph-rsid="0122b6e6"/>
    </style:style>
    <style:style style:name="P46" style:family="paragraph" style:parent-style-name="Table_20_Contents">
      <style:text-properties fo:color="#808080" officeooo:rsid="0120eb2b" officeooo:paragraph-rsid="0120eb2b"/>
    </style:style>
    <style:style style:name="P47" style:family="paragraph" style:parent-style-name="Table_20_Contents">
      <style:text-properties fo:color="#808080" officeooo:rsid="01293c77" officeooo:paragraph-rsid="01293c77"/>
    </style:style>
    <style:style style:name="P48" style:family="paragraph" style:parent-style-name="Table_20_Contents">
      <style:text-properties fo:color="#808080" officeooo:rsid="01293c77" officeooo:paragraph-rsid="012b08e5"/>
    </style:style>
    <style:style style:name="P49" style:family="paragraph" style:parent-style-name="Table_20_Contents">
      <style:text-properties fo:color="#808080" officeooo:rsid="012b7c60" officeooo:paragraph-rsid="012b7c60"/>
    </style:style>
    <style:style style:name="P50" style:family="paragraph" style:parent-style-name="Table_20_Contents">
      <style:text-properties fo:color="#808080" officeooo:rsid="015ffa9d" officeooo:paragraph-rsid="015ffa9d"/>
    </style:style>
    <style:style style:name="P51" style:family="paragraph" style:parent-style-name="Table_20_Contents">
      <style:text-properties fo:color="#808080" officeooo:rsid="01614454" officeooo:paragraph-rsid="01614454"/>
    </style:style>
    <style:style style:name="P52" style:family="paragraph" style:parent-style-name="Table_20_Contents">
      <style:text-properties fo:color="#808080" officeooo:rsid="014bb896" officeooo:paragraph-rsid="014bd7e5"/>
    </style:style>
    <style:style style:name="P53" style:family="paragraph" style:parent-style-name="Table_20_Contents">
      <style:text-properties fo:color="#808080" officeooo:rsid="014bb896" officeooo:paragraph-rsid="014bb896"/>
    </style:style>
    <style:style style:name="P54" style:family="paragraph" style:parent-style-name="Table_20_Contents">
      <style:text-properties fo:color="#808080" officeooo:rsid="014bd7e5" officeooo:paragraph-rsid="014bd7e5"/>
    </style:style>
    <style:style style:name="P55" style:family="paragraph" style:parent-style-name="Table_20_Contents">
      <style:text-properties fo:color="#808080" officeooo:rsid="012ce50e" officeooo:paragraph-rsid="012f92b4"/>
    </style:style>
    <style:style style:name="P56" style:family="paragraph" style:parent-style-name="Table_20_Contents">
      <style:text-properties fo:color="#808080" officeooo:rsid="012ce50e" officeooo:paragraph-rsid="012ce50e"/>
    </style:style>
    <style:style style:name="P57" style:family="paragraph" style:parent-style-name="Table_20_Contents">
      <style:text-properties fo:color="#808080" officeooo:rsid="01317597" officeooo:paragraph-rsid="01317597"/>
    </style:style>
    <style:style style:name="P58" style:family="paragraph" style:parent-style-name="Table_20_Contents">
      <style:text-properties fo:color="#808080" officeooo:rsid="012f9fcc" officeooo:paragraph-rsid="012f9fcc"/>
    </style:style>
    <style:style style:name="P59" style:family="paragraph" style:parent-style-name="Table_20_Contents">
      <style:text-properties fo:color="#808080" officeooo:rsid="013dfbe4" officeooo:paragraph-rsid="013dfbe4"/>
    </style:style>
    <style:style style:name="P60" style:family="paragraph" style:parent-style-name="Table_20_Contents">
      <style:text-properties fo:color="#808080" officeooo:rsid="0136b2d1" officeooo:paragraph-rsid="013c1aa7"/>
    </style:style>
    <style:style style:name="P61" style:family="paragraph" style:parent-style-name="Table_20_Contents">
      <style:text-properties fo:color="#808080" officeooo:rsid="01404816" officeooo:paragraph-rsid="0136b2d1"/>
    </style:style>
    <style:style style:name="P62" style:family="paragraph" style:parent-style-name="Table_20_Contents">
      <style:text-properties fo:color="#808080" officeooo:rsid="01416b53" officeooo:paragraph-rsid="01416b53"/>
    </style:style>
    <style:style style:name="P63" style:family="paragraph" style:parent-style-name="Table_20_Contents">
      <style:text-properties fo:color="#808080" officeooo:rsid="014b71d3" officeooo:paragraph-rsid="014b71d3"/>
    </style:style>
    <style:style style:name="P64" style:family="paragraph" style:parent-style-name="Table_20_Contents">
      <style:text-properties fo:color="#808080" officeooo:rsid="014b71d3" officeooo:paragraph-rsid="00bb3afb"/>
    </style:style>
    <style:style style:name="P65" style:family="paragraph" style:parent-style-name="Table_20_Contents">
      <style:text-properties fo:color="#808080" officeooo:rsid="0155116b" officeooo:paragraph-rsid="0155116b"/>
    </style:style>
    <style:style style:name="P66" style:family="paragraph" style:parent-style-name="Table_20_Contents">
      <style:text-properties fo:color="#808080" officeooo:rsid="014f221b" officeooo:paragraph-rsid="014f221b"/>
    </style:style>
    <style:style style:name="P67" style:family="paragraph" style:parent-style-name="Table_20_Contents">
      <style:text-properties fo:color="#808080" officeooo:rsid="014f221b" officeooo:paragraph-rsid="0150f49c"/>
    </style:style>
    <style:style style:name="P68" style:family="paragraph" style:parent-style-name="Table_20_Contents">
      <style:text-properties fo:color="#808080" officeooo:rsid="01529855" officeooo:paragraph-rsid="01529855"/>
    </style:style>
    <style:style style:name="P69" style:family="paragraph" style:parent-style-name="Standard">
      <style:text-properties fo:color="#808080" fo:font-style="italic" officeooo:rsid="01702976" officeooo:paragraph-rsid="00ef9a56" style:font-style-asian="italic" style:font-style-complex="italic"/>
    </style:style>
    <style:style style:name="T1" style:family="text">
      <style:text-properties officeooo:rsid="006627fa"/>
    </style:style>
    <style:style style:name="T2" style:family="text">
      <style:text-properties officeooo:rsid="0070a993"/>
    </style:style>
    <style:style style:name="T3" style:family="text">
      <style:text-properties officeooo:rsid="007ec985"/>
    </style:style>
    <style:style style:name="T4" style:family="text">
      <style:text-properties officeooo:rsid="00c09f24"/>
    </style:style>
    <style:style style:name="T5" style:family="text">
      <style:text-properties officeooo:rsid="00c8aa46"/>
    </style:style>
    <style:style style:name="T6" style:family="text">
      <style:text-properties officeooo:rsid="00ca7a4f"/>
    </style:style>
    <style:style style:name="T7" style:family="text">
      <style:text-properties officeooo:rsid="00cbfe32"/>
    </style:style>
    <style:style style:name="T8" style:family="text">
      <style:text-properties officeooo:rsid="00d43759"/>
    </style:style>
    <style:style style:name="T9" style:family="text">
      <style:text-properties officeooo:rsid="00d86882"/>
    </style:style>
    <style:style style:name="T10" style:family="text">
      <style:text-properties officeooo:rsid="00e4c447"/>
    </style:style>
    <style:style style:name="T11" style:family="text">
      <style:text-properties officeooo:rsid="00e58a73"/>
    </style:style>
    <style:style style:name="T12" style:family="text">
      <style:text-properties officeooo:rsid="00e9abc1"/>
    </style:style>
    <style:style style:name="T13" style:family="text">
      <style:text-properties officeooo:rsid="00eab598"/>
    </style:style>
    <style:style style:name="T14" style:family="text">
      <style:text-properties officeooo:rsid="00ee5866"/>
    </style:style>
    <style:style style:name="T15" style:family="text">
      <style:text-properties officeooo:rsid="00f47fe3"/>
    </style:style>
    <style:style style:name="T16" style:family="text">
      <style:text-properties officeooo:rsid="00f88a63"/>
    </style:style>
    <style:style style:name="T17" style:family="text">
      <style:text-properties officeooo:rsid="01071cbb"/>
    </style:style>
    <style:style style:name="T18" style:family="text">
      <style:text-properties officeooo:rsid="010b7ff0"/>
    </style:style>
    <style:style style:name="T19" style:family="text">
      <style:text-properties officeooo:rsid="010c62cf"/>
    </style:style>
    <style:style style:name="T20" style:family="text">
      <style:text-properties officeooo:rsid="010f8d70"/>
    </style:style>
    <style:style style:name="T21" style:family="text">
      <style:text-properties officeooo:rsid="01112349"/>
    </style:style>
    <style:style style:name="T22" style:family="text">
      <style:text-properties officeooo:rsid="01159d61"/>
    </style:style>
    <style:style style:name="T23" style:family="text">
      <style:text-properties officeooo:rsid="01166b1a"/>
    </style:style>
    <style:style style:name="T24" style:family="text">
      <style:text-properties officeooo:rsid="011aaf10"/>
    </style:style>
    <style:style style:name="T25" style:family="text">
      <style:text-properties officeooo:rsid="0124686d"/>
    </style:style>
    <style:style style:name="T26" style:family="text">
      <style:text-properties officeooo:rsid="012b08e5"/>
    </style:style>
    <style:style style:name="T27" style:family="text">
      <style:text-properties officeooo:rsid="012f92b4"/>
    </style:style>
    <style:style style:name="T28" style:family="text">
      <style:text-properties officeooo:rsid="013385eb"/>
    </style:style>
    <style:style style:name="T29" style:family="text">
      <style:text-properties officeooo:rsid="0134da0e"/>
    </style:style>
    <style:style style:name="T30" style:family="text">
      <style:text-properties officeooo:rsid="013ef7ef"/>
    </style:style>
    <style:style style:name="T31" style:family="text">
      <style:text-properties officeooo:rsid="014ca4e5"/>
    </style:style>
    <style:style style:name="T32" style:family="text">
      <style:text-properties officeooo:rsid="014d43b0"/>
    </style:style>
    <style:style style:name="T33" style:family="text">
      <style:text-properties officeooo:rsid="0150f49c"/>
    </style:style>
    <style:style style:name="T34" style:family="text">
      <style:text-properties officeooo:rsid="015605df"/>
    </style:style>
    <style:style style:name="T35" style:family="text">
      <style:text-properties officeooo:rsid="01614454"/>
    </style:style>
    <style:style style:name="T36" style:family="text">
      <style:text-properties officeooo:rsid="016e9b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Tableau provisoir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Verbe</text:p>
          </table:table-cell>
          <table:table-cell table:style-name="Table1.A1" office:value-type="string">
            <text:p text:style-name="P5">défin<text:span text:style-name="T1">i</text:span>tion</text:p>
          </table:table-cell>
          <table:table-cell table:style-name="Table1.A1" office:value-type="string">
            <text:p text:style-name="P5">Contexte positif</text:p>
          </table:table-cell>
          <table:table-cell table:style-name="Table1.A1" office:value-type="string">
            <text:p text:style-name="P5">Contexte négatif</text:p>
          </table:table-cell>
          <table:table-cell table:style-name="Table1.E1" office:value-type="string">
            <text:p text:style-name="P6">Question</text:p>
          </table:table-cell>
        </table:table-row>
        <table:table-row>
          <table:table-cell table:style-name="Table1.A2" office:value-type="string">
            <text:p text:style-name="P5">Verbes positif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repair</text:p>
          </table:table-cell>
          <table:table-cell table:style-name="Table1.A2" office:value-type="string">
            <text:p text:style-name="P3">to put something damaged, broken, or not working correctly back into good condition or make it work again</text:p>
          </table:table-cell>
          <table:table-cell table:style-name="Table1.A2" office:value-type="string">
            <text:p text:style-name="P9">La flûte de Marie est tombée et s'est cassée en deux. Or Marie adore jouer de la flûte. Pour lui faire plaisir, sa grande sœur a recollé la flûte.</text:p>
          </table:table-cell>
          <table:table-cell table:style-name="Table1.A2" office:value-type="string">
            <text:p text:style-name="P9">La flûte de Marie est tombée et s'est cassée en deux. Or Marie déteste travailler sa flûte. Pour l<text:span text:style-name="T2">'embêter</text:span>, sa grande sœur a recollé la flûte.</text:p>
          </table:table-cell>
          <table:table-cell table:style-name="Table1.E2" office:value-type="string">
            <text:p text:style-name="P10">Est-ce que Marie a réparé la flûte de sa sœur ?</text:p>
          </table:table-cell>
        </table:table-row>
        <table:table-row table:style-name="Table1.4">
          <table:table-cell table:style-name="Table1.A2" office:value-type="string">
            <text:p text:style-name="P8">decorate</text:p>
          </table:table-cell>
          <table:table-cell table:style-name="Table1.A2" office:value-type="string">
            <text:p text:style-name="P3">to add something to an object or place, esp. to make it more attractive</text:p>
          </table:table-cell>
          <table:table-cell table:style-name="Table1.A2" office:value-type="string">
            <text:p text:style-name="P11">Jean a mis les plus beaux objets qu'il possède dans le salon pour faire plaisir à son colocataire.</text:p>
            <text:p text:style-name="P12">&gt; contexte : intention de faire plaisir ou non.</text:p>
          </table:table-cell>
          <table:table-cell table:style-name="Table1.A2" office:value-type="string">
            <text:p text:style-name="P13">Jean a mis <text:span text:style-name="T4">les plus beaux objets qu'ils possèdent dans le salon </text:span>pour rendre son colocataire jaloux.</text:p>
          </table:table-cell>
          <table:table-cell table:style-name="Table1.E2" office:value-type="string">
            <text:p text:style-name="P14">E<text:span text:style-name="T3">st-ce que Jean a décoré le salon ?</text:span></text:p>
          </table:table-cell>
        </table:table-row>
        <table:table-row>
          <table:table-cell table:style-name="Table1.A2" office:value-type="string">
            <text:p text:style-name="P8">build</text:p>
          </table:table-cell>
          <table:table-cell table:style-name="Table1.A2" office:value-type="string">
            <text:p text:style-name="P3">to make a structure or something else by putting materials together in a particular way</text:p>
          </table:table-cell>
          <table:table-cell table:style-name="Table1.A2" office:value-type="string">
            <text:p text:style-name="P15">Jean a réalisé <text:span text:style-name="T6">pour sa sœur </text:span>une maison en u<text:span text:style-name="T5">tilisant essentiellement de la </text:span>terre car il a des convictions écologiques.</text:p>
          </table:table-cell>
          <table:table-cell table:style-name="Table1.A2" office:value-type="string">
            <text:p text:style-name="P15">Jean a réalisé <text:span text:style-name="T6">pour sa sœur </text:span>une maison en <text:span text:style-name="T5">utilisant essentiellement de la</text:span> terre car il <text:span text:style-name="T7">déteste sa sœur et a le secret espoir que la maison s'effondre.</text:span></text:p>
          </table:table-cell>
          <table:table-cell table:style-name="Table1.E2" office:value-type="string">
            <text:p text:style-name="P16">Est-ce que Jean a construit une maison ?</text:p>
          </table:table-cell>
        </table:table-row>
        <table:table-row>
          <table:table-cell table:style-name="Table1.A2" office:value-type="string">
            <text:p text:style-name="P8">produce</text:p>
          </table:table-cell>
          <table:table-cell table:style-name="Table1.A2" office:value-type="string">
            <text:p text:style-name="P3">to create something or bring into existence</text:p>
          </table:table-cell>
          <table:table-cell table:style-name="Table1.A2" office:value-type="string">
            <text:p text:style-name="P17">Jean <text:span text:style-name="T8">a utilisé les meilleurs fruits de son jardin pour créer </text:span>un jus de fruit <text:span text:style-name="T8">qu'il puisse offrir aux gens qu'il aime bien.</text:span></text:p>
          </table:table-cell>
          <table:table-cell table:style-name="Table1.A2" office:value-type="string">
            <text:p text:style-name="P17">Jean <text:span text:style-name="T8">a utilisé les <text:s/>fruits vénéneux de son jardin pour créer </text:span>un jus de fruit <text:span text:style-name="T8">qu'il puisse offrir aux gens qu'il n'aime pas.</text:span></text:p>
          </table:table-cell>
          <table:table-cell table:style-name="Table1.E2" office:value-type="string">
            <text:p text:style-name="P18">Est-ce que Jean a produit un jus de fruit ?</text:p>
          </table:table-cell>
        </table:table-row>
        <table:table-row>
          <table:table-cell table:style-name="Table1.A2" office:value-type="string">
            <text:p text:style-name="P8">caress</text:p>
          </table:table-cell>
          <table:table-cell table:style-name="Table1.A2" office:value-type="string">
            <text:p text:style-name="P3">to touch or kiss someone in a gentle and loving way</text:p>
          </table:table-cell>
          <table:table-cell table:style-name="Table1.A2" office:value-type="string">
            <text:p text:style-name="P19"><text:span text:style-name="T9">Pierre est un papa attentionné. Il a touché la tête de l'enfant d'une</text:span> manière douce et affectueuse.</text:p>
            <text:p text:style-name="P21">&gt; c'est le sujet qui est différent.</text:p>
          </table:table-cell>
          <table:table-cell table:style-name="Table1.A2" office:value-type="string">
            <text:p text:style-name="P20"><text:span text:style-name="T9">Pierre est pédophile. Il a touché la tête de l'enfant d'une</text:span> manière douce et affectueuse.</text:p>
          </table:table-cell>
          <table:table-cell table:style-name="Table1.E2" office:value-type="string">
            <text:p text:style-name="P22">Est-ce que Pierre a caressé la tête de l'enfant ?</text:p>
          </table:table-cell>
        </table:table-row>
        <table:table-row>
          <table:table-cell table:style-name="Table1.A2" office:value-type="string">
            <text:p text:style-name="P8">sculpt</text:p>
          </table:table-cell>
          <table:table-cell table:style-name="Table1.A2" office:value-type="string">
            <text:p text:style-name="P3">the art of creating objects out of material such as wood, clay, metal, or stone, or a work of art of this <text:soft-page-break/>type</text:p>
          </table:table-cell>
          <table:table-cell table:style-name="Table1.A2" office:value-type="string">
            <text:p text:style-name="P23">Jean a taillé <text:span text:style-name="T10">dans du bois </text:span>une crosse <text:span text:style-name="T10">avec </text:span>un<text:span text:style-name="T11">e tête d'éléphant pour l'offrir à son meilleur ami.</text:span></text:p>
            <text:p text:style-name="P23"/>
            <text:p text:style-name="P21"><text:soft-page-break/>&gt; c'est le but qui est différent.</text:p>
          </table:table-cell>
          <table:table-cell table:style-name="Table1.A2" office:value-type="string">
            <text:p text:style-name="P24">Jean a taillé <text:span text:style-name="T10">dans du bois </text:span>une crosse a<text:span text:style-name="T13">vec une tête d'éléphant pour taper sur les gens qui pourraient </text:span><text:soft-page-break/><text:span text:style-name="T13">l'attaquer.</text:span></text:p>
          </table:table-cell>
          <table:table-cell table:style-name="Table1.E2" office:value-type="string">
            <text:p text:style-name="P25">Est-ce que Jean a sculpté une crosse avec un<text:span text:style-name="T12">e tête d'éléphant ?</text:span></text:p>
          </table:table-cell>
        </table:table-row>
        <table:table-row>
          <table:table-cell table:style-name="Table1.A2" office:value-type="string">
            <text:p text:style-name="P8">hug</text:p>
          </table:table-cell>
          <table:table-cell table:style-name="Table1.A2" office:value-type="string">
            <text:p text:style-name="P3">to hold someone close to your body with your arms, usually to show that you like, love, or value them</text:p>
          </table:table-cell>
          <table:table-cell table:style-name="Table1.A2" office:value-type="string">
            <text:p text:style-name="P26">Pierre a <text:span text:style-name="T14">serré Jean contre lui pour témoigner son affection en tenant un bouquet de fleur dans sa main droite.</text:span></text:p>
            <text:p text:style-name="P28">&gt; là c'est l'instrument qui crée le contexte : impression que l'intention de l'acteur est différente.</text:p>
          </table:table-cell>
          <table:table-cell table:style-name="Table1.A2" office:value-type="string">
            <text:p text:style-name="P27">Pierre a <text:span text:style-name="T14">serré Jean contre lui pour témoigner son affection en tenant un pistolet dans sa main droite.</text:span></text:p>
          </table:table-cell>
          <table:table-cell table:style-name="Table1.E2" office:value-type="string">
            <text:p text:style-name="P29">Est-ce que Pierre a huggé <text:span text:style-name="T15">Jean</text:span> ?</text:p>
          </table:table-cell>
        </table:table-row>
        <table:table-row>
          <table:table-cell table:style-name="Table1.A2" office:value-type="string">
            <text:p text:style-name="P8">Pet*</text:p>
            <text:p text:style-name="P30">(clean)</text:p>
          </table:table-cell>
          <table:table-cell table:style-name="Table1.A2" office:value-type="string">
            <text:p text:style-name="P3">to touch an animal or person gently and affectionately with the hands</text:p>
          </table:table-cell>
          <table:table-cell table:style-name="Table1.A2" office:value-type="string">
            <text:p text:style-name="P31">Le vétérinaire a touché le chat avec douceur et affection <text:span text:style-name="T16">avant de lui donner un médicament.</text:span></text:p>
          </table:table-cell>
          <table:table-cell table:style-name="Table1.A2" office:value-type="string">
            <text:p text:style-name="P31">Le vétérinaire a touché le chat avec douceur et affection avant de lui injecter un poison mortel.</text:p>
          </table:table-cell>
          <table:table-cell table:style-name="Table1.E2" office:value-type="string">
            <text:p text:style-name="P32">&gt; Est-ce que le vétérinaire a caressé le chat ?</text:p>
          </table:table-cell>
        </table:table-row>
        <table:table-row>
          <table:table-cell table:style-name="Table1.A2" office:value-type="string">
            <text:p text:style-name="P8">cuddle</text:p>
          </table:table-cell>
          <table:table-cell table:style-name="Table1.A2" office:value-type="string">
            <text:p text:style-name="P3">to put your arms around someone and hold him or her in a loving way, or of two people, to hold each other close for affection or comfort</text:p>
          </table:table-cell>
          <table:table-cell table:style-name="Table1.A2" office:value-type="string">
            <text:p text:style-name="P33">Jean a mis ses bras autour de <text:span text:style-name="T20">Marie</text:span> et la tenu d'une manière affectueuse, et pendant ce temps-là il en a profité pour <text:span text:style-name="T21">lui glisser une rose dans son sac.</text:span></text:p>
          </table:table-cell>
          <table:table-cell table:style-name="Table1.A2" office:value-type="string">
            <text:p text:style-name="P34">Jean a mis ses bras autour de <text:span text:style-name="T20">Marie</text:span> et l<text:span text:style-name="T36">'</text:span>a tenu<text:span text:style-name="T36">e</text:span> d'une manière affectueuse, et pendant ce temps-là il en a profité pour lui voler son portefeuille.</text:p>
          </table:table-cell>
          <table:table-cell table:style-name="Table1.E2" office:value-type="string">
            <text:p text:style-name="P35">&gt; Est-ce que Jean a cuddlé Marie ?</text:p>
          </table:table-cell>
        </table:table-row>
        <table:table-row>
          <table:table-cell table:style-name="Table1.A2" office:value-type="string">
            <text:p text:style-name="P8">twinkle</text:p>
          </table:table-cell>
          <table:table-cell table:style-name="Table1.A2" office:value-type="string">
            <text:p text:style-name="P3">to shine brightly and then less brightly, as if quickly flashing on and off</text:p>
          </table:table-cell>
          <table:table-cell table:style-name="Table1.A2" office:value-type="string">
            <text:p text:style-name="P36">Comme il y avait des étoiles, <text:span text:style-name="T17">l'enfant a vu le ciel « shine brightly and then less brightly, as if quickly flashing on and off ».<text:line-break/>&gt; Je mentionne l'enfant car ça explique cette définition un peu naïve.</text:span></text:p>
          </table:table-cell>
          <table:table-cell table:style-name="Table1.A2" office:value-type="string">
            <text:p text:style-name="P37">Comme une grenade a explosé, l'enfant a vu le ciel « shine brightly and then less brightly, as if quickly flashing on and off ».</text:p>
          </table:table-cell>
          <table:table-cell table:style-name="Table1.E2" office:value-type="string">
            <text:p text:style-name="P38">&gt; Est-ce que l'enfant a vu <text:span text:style-name="T18">le ciel scintiller ?</text:span></text:p>
            <text:p text:style-name="P38"/>
            <text:p text:style-name="P39">Pblm : on pourrait dire que le verbe s'applique moins bien dans le second cas...<text:line-break/><text:span text:style-name="T19">C'est certes le même objet qui scintille, par contre c'est pour une raison différente, étoile ou grenade...</text:span></text:p>
          </table:table-cell>
        </table:table-row>
        <table:table-row>
          <table:table-cell table:style-name="Table1.A2" office:value-type="string">
            <text:p text:style-name="P7">Verbes négatif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corrode</text:p>
          </table:table-cell>
          <table:table-cell table:style-name="Table1.A2" office:value-type="string">
            <text:p text:style-name="P3">to destroy or be destroyed, esp. by acid or rust , <text:soft-page-break/>usually over a long period of time</text:p>
          </table:table-cell>
          <table:table-cell table:style-name="Table1.A2" office:value-type="string">
            <text:p text:style-name="P40">Comme Pierre lui a demandé de donner à sa lampe un air <text:soft-page-break/>vintage, Jean a versé sur la lampe de Pierre un produit chimique <text:span text:style-name="T24">qui l'a <text:s/>rouillée.</text:span></text:p>
          </table:table-cell>
          <table:table-cell table:style-name="Table1.A2" office:value-type="string">
            <text:p text:style-name="P41">Comme <text:span text:style-name="T24">Jean est jaloux des beaux objets que possède </text:span><text:soft-page-break/><text:span text:style-name="T24">Pierre</text:span>, Jean a versé sur la lampe de Pierre un produit chimique <text:span text:style-name="T24">qui l'a</text:span> rouillé<text:span text:style-name="T24">e</text:span>.</text:p>
          </table:table-cell>
          <table:table-cell table:style-name="Table1.E2" office:value-type="string">
            <text:p text:style-name="P42">Est-ce que Jean a versé sur la lampe de Pierre <text:soft-page-break/>un produit qui l'a corrodée ?</text:p>
          </table:table-cell>
        </table:table-row>
        <table:table-row>
          <table:table-cell table:style-name="Table1.A2" office:value-type="string">
            <text:p text:style-name="P8">slash</text:p>
          </table:table-cell>
          <table:table-cell table:style-name="Table1.A2" office:value-type="string">
            <text:p text:style-name="P3">to cut someone or something with a sharp blade in a quick, swinging action</text:p>
          </table:table-cell>
          <table:table-cell table:style-name="Table1.A2" office:value-type="string">
            <text:p text:style-name="P43">Jean a cut un <text:span text:style-name="T22">tissu</text:span> with a sharp blade in a quick, swinging action <text:span text:style-name="T23">pour faire des franges.</text:span></text:p>
          </table:table-cell>
          <table:table-cell table:style-name="Table1.A2" office:value-type="string">
            <text:p text:style-name="P43">Jean a cut <text:span text:style-name="T23">le </text:span>t<text:span text:style-name="T22">issu</text:span> with a sharp blade in a quick, swinging action <text:span text:style-name="T23">lorsqu'il a attaqué sa victime.</text:span></text:p>
          </table:table-cell>
          <table:table-cell table:style-name="Table1.E2" office:value-type="string">
            <text:p text:style-name="P44">Est-ce que Jean a slashé le tissu ?</text:p>
          </table:table-cell>
        </table:table-row>
        <table:table-row>
          <table:table-cell table:style-name="Table1.A2" office:value-type="string">
            <text:p text:style-name="P8">knife*</text:p>
          </table:table-cell>
          <table:table-cell table:style-name="Table1.A2" office:value-type="string">
            <text:p text:style-name="P3">to attack someone using a knife</text:p>
          </table:table-cell>
          <table:table-cell table:style-name="Table1.A2" office:value-type="string">
            <text:p text:style-name="P45">Quand elle a vu que Jean attrapait un couteau pour la tuer, Marie a pris le couteau et a attaqué Jean avec.</text:p>
          </table:table-cell>
          <table:table-cell table:style-name="Table1.A2" office:value-type="string">
            <text:p text:style-name="P45">Quand elle a vu que <text:span text:style-name="T25">Jean avait une montre en or à son poignet</text:span>, Marie a pris le couteau et a attaqué Jean avec.</text:p>
          </table:table-cell>
          <table:table-cell table:style-name="Table1.E2" office:value-type="string">
            <text:p text:style-name="P46">Est-ce que <text:span text:style-name="T25">Mari</text:span>e a knifé <text:span text:style-name="T25">Pierr</text:span>e ?</text:p>
          </table:table-cell>
        </table:table-row>
        <table:table-row>
          <table:table-cell table:style-name="Table1.A2" office:value-type="string">
            <text:p text:style-name="P8">destroy*</text:p>
          </table:table-cell>
          <table:table-cell table:style-name="Table1.A2" office:value-type="string">
            <text:p text:style-name="P3">to damage something so badly that it cannot be used</text:p>
          </table:table-cell>
          <table:table-cell table:style-name="Table1.A2" office:value-type="string">
            <text:p text:style-name="P47">Comme <text:span text:style-name="T26">Jean pense que les téléphones portables sont très nuisibles pour la santé, il a damagé le tél de sa fille so badly qu'il est maintenant inutilisable. </text:span></text:p>
          </table:table-cell>
          <table:table-cell table:style-name="Table1.A2" office:value-type="string">
            <text:p text:style-name="P48">Comme <text:span text:style-name="T26">Jean est jaloux que sa fille passe tant de temps sur son téléphone portable, il a damagé le tél de sa fille so badly qu'il est maintenant inutilisable. </text:span></text:p>
          </table:table-cell>
          <table:table-cell table:style-name="Table1.E2" office:value-type="string">
            <text:p text:style-name="P49">Est-ce que J a damagé le tél de sa fille ?</text:p>
          </table:table-cell>
        </table:table-row>
        <table:table-row>
          <table:table-cell table:style-name="Table1.A2" office:value-type="string">
            <text:p text:style-name="P8">pulverize*</text:p>
          </table:table-cell>
          <table:table-cell table:style-name="Table1.A2" office:value-type="string">
            <text:p text:style-name="P3">to press or crush something until it becomes powder or a soft mass</text:p>
          </table:table-cell>
          <table:table-cell table:style-name="Table1.A2" office:value-type="string">
            <text:p text:style-name="P50">A<text:span text:style-name="T35">vec les autres pompiers, Jean a réduit </text:span>la porte <text:span text:style-name="T35">en poussière </text:span>pour sauver la vieille dame.</text:p>
          </table:table-cell>
          <table:table-cell table:style-name="Table1.A2" office:value-type="string">
            <text:p text:style-name="P50"><text:span text:style-name="T35">Avec les autres voleurs, Jean a réduit</text:span> la porte <text:span text:style-name="T35">en poussière </text:span>pour cambrioler le pavillon.</text:p>
          </table:table-cell>
          <table:table-cell table:style-name="Table1.E2" office:value-type="string">
            <text:p text:style-name="P51">Est-ce Jean et les autres ont pulvérisé la porte ?</text:p>
          </table:table-cell>
        </table:table-row>
        <table:table-row>
          <table:table-cell table:style-name="Table1.A2" office:value-type="string">
            <text:p text:style-name="P8">smash*</text:p>
          </table:table-cell>
          <table:table-cell table:style-name="Table1.A2" office:value-type="string">
            <text:p text:style-name="P3">to cause something to break noisily into a lot of small pieces</text:p>
          </table:table-cell>
          <table:table-cell table:style-name="Table1.A2" office:value-type="string">
            <text:p text:style-name="P52">Jean s'est précipité pour rattraper sa vieille mère qui allait tomber et a donné un coup d<text:span text:style-name="T32">ans</text:span> le vase, qui est tombé et s'est cassé bruyamment en un ensemble de petits morceaux.</text:p>
          </table:table-cell>
          <table:table-cell table:style-name="Table1.A2" office:value-type="string">
            <text:p text:style-name="P53">Jean é<text:span text:style-name="T31">tait complètement ivre </text:span>et a donné un coup d<text:span text:style-name="T32">ans</text:span> le vase, qui est tombé et s'est cassé bruyamment en un ensemble de petits morceaux.</text:p>
          </table:table-cell>
          <table:table-cell table:style-name="Table1.E2" office:value-type="string">
            <text:p text:style-name="P54">Est-ce que Jean a smashé le vase ?</text:p>
          </table:table-cell>
        </table:table-row>
        <table:table-row>
          <table:table-cell table:style-name="Table1.A2" office:value-type="string">
            <text:p text:style-name="P8">slaughter</text:p>
          </table:table-cell>
          <table:table-cell table:style-name="Table1.A2" office:value-type="string">
            <text:p text:style-name="P3">to cruelly and unfairly kill a lot of people:</text:p>
            <text:p text:style-name="P3">to kill an animal for meat:</text:p>
            <text:p text:style-name="P3">(là j'ai mis les deux premiers sens, il y en a <text:soft-page-break/>aussi un troisième)</text:p>
          </table:table-cell>
          <table:table-cell table:style-name="Table1.A2" office:value-type="string">
            <text:p text:style-name="P55">Comme <text:span text:style-name="T27">il roulait à toute allure parce qu'il était poursuivi par un homme qui le menaçait avec une arme à feu</text:span>, Pierre a renversé <text:span text:style-name="T28">et tué </text:span>une dizaine <text:span text:style-name="T28">de personnes.</text:span></text:p>
            <text:p text:style-name="P55"><text:soft-page-break/></text:p>
            <text:p text:style-name="P57">&gt; on pourrait dire que dans le sens de slaughter, il y a une dimension volontaire, et que l'utilisation du terme n'est donc pas bonne,</text:p>
            <text:p text:style-name="P57">mais comme la dimension involontaire est présente dans les deux contextes, de toute façon on neutralise ce paramètre, donc si l'on trouve une différence cela reste pertinent.</text:p>
          </table:table-cell>
          <table:table-cell table:style-name="Table1.A2" office:value-type="string">
            <text:p text:style-name="P56">Comme il <text:span text:style-name="T27">roulait à toute allure parce qu'il </text:span>était ivre, Pierre a renversé <text:span text:style-name="T29">et tué une dizaine de personnes.</text:span></text:p>
          </table:table-cell>
          <table:table-cell table:style-name="Table1.E2" office:value-type="string">
            <text:p text:style-name="P58">Est-ce que Pierre a massacré des gens ?</text:p>
          </table:table-cell>
        </table:table-row>
        <table:table-row>
          <table:table-cell table:style-name="Table1.A2" office:value-type="string">
            <text:p text:style-name="P8">delete</text:p>
          </table:table-cell>
          <table:table-cell table:style-name="Table1.A2" office:value-type="string">
            <text:p text:style-name="P3">to remove or draw a line through something, especially a written word or words</text:p>
          </table:table-cell>
          <table:table-cell table:style-name="Table1.A2" office:value-type="string">
            <text:p text:style-name="P59">Comme elle lui semblait avoir un<text:span text:style-name="T30">e</text:span> con<text:span text:style-name="T30">notation</text:span> raciste,</text:p>
            <text:p text:style-name="P60">Jean a retiré cette phrase du document .</text:p>
          </table:table-cell>
          <table:table-cell table:style-name="Table1.A2" office:value-type="string">
            <text:p text:style-name="P61">Comme elle pouvait être compromettante pour lui, Jean a retiré cette phrase du document.</text:p>
          </table:table-cell>
          <table:table-cell table:style-name="Table1.E2" office:value-type="string">
            <text:p text:style-name="P62">Est-ce que Jean a effacé la phrase ?</text:p>
          </table:table-cell>
        </table:table-row>
        <table:table-row>
          <table:table-cell table:style-name="Table1.A2" office:value-type="string">
            <text:p text:style-name="P8">pollute*</text:p>
          </table:table-cell>
          <table:table-cell table:style-name="Table1.A2" office:value-type="string">
            <text:p text:style-name="P3">to make an area or substance, usually air, water, or earth, dirty or harmful to people, animals, and plants, especially by adding harmful chemicals</text:p>
          </table:table-cell>
          <table:table-cell table:style-name="Table1.A2" office:value-type="string">
            <text:p text:style-name="P63">J<text:span text:style-name="T34">ean a vidé ses soutes de mazout dans la mer pour éviter que le bateau ne coule et que l'équipage ne périsse.</text:span></text:p>
          </table:table-cell>
          <table:table-cell table:style-name="Table1.A2" office:value-type="string">
            <text:p text:style-name="P64">J<text:span text:style-name="T34">ean a vidé ses soutes de mazout dans la mer car il avait peur de se attraper par la douane.</text:span></text:p>
          </table:table-cell>
          <table:table-cell table:style-name="Table1.E2" office:value-type="string">
            <text:p text:style-name="P65">Est-ce que Jean a pollué la mer ?</text:p>
          </table:table-cell>
        </table:table-row>
        <table:table-row>
          <table:table-cell table:style-name="Table1.A2" office:value-type="string">
            <text:p text:style-name="P8">dirty*</text:p>
          </table:table-cell>
          <table:table-cell table:style-name="Table1.A2" office:value-type="string">
            <text:p text:style-name="P3">to make something dirty, i.e. not clean</text:p>
          </table:table-cell>
          <table:table-cell table:style-name="Table1.A2" office:value-type="string">
            <text:p text:style-name="P66">Jean a mis de la boue sur le visage de Pierre pour l<text:span text:style-name="T33">'aider à se camoufler et donc à se protéger pendant la prochaine opération militaire.</text:span></text:p>
          </table:table-cell>
          <table:table-cell table:style-name="Table1.A2" office:value-type="string">
            <text:p text:style-name="P67">Jean a mis de la boue sur le visage de Pierre <text:span text:style-name="T33">car il voulait lui manifester son mécontentement. </text:span></text:p>
          </table:table-cell>
          <table:table-cell table:style-name="Table1.E2" office:value-type="string">
            <text:p text:style-name="P68">Est-ce que Jean a sali le visage de Pierre ?</text:p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uch </meta:initial-creator>
    <meta:creation-date>2012-06-18T13:00:32</meta:creation-date>
    <dc:date>2015-07-02T15:46:09.779418000</dc:date>
    <meta:editing-duration>P20DT12H5M7S</meta:editing-duration>
    <meta:editing-cycles>823</meta:editing-cycles>
    <meta:generator>LibreOffice/4.2.6.3$MacOSX_x86 LibreOffice_project/3fd416d4c6db7d3204c17ce57a1d70f6e531ee21</meta:generator>
    <meta:document-statistic meta:table-count="1" meta:image-count="0" meta:object-count="0" meta:page-count="4" meta:paragraph-count="119" meta:word-count="1542" meta:character-count="8214" meta:non-whitespace-character-count="6786"/>
  </office:meta>
</office:document-meta>
</file>